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text-properties fo:font-weight="bold"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Subtitle" style:master-page-name="First_20_Page">
      <style:paragraph-properties fo:margin-top="0in" fo:margin-bottom="0.0799in" fo:break-before="auto" fo:break-after="auto" style:shadow="none"/>
      <style:text-properties fo:font-size="16pt" fo:font-style="normal" fo:font-weight="bold" style:font-size-asian="16pt" style:font-style-asian="normal" style:font-weight-asian="bold" style:font-size-complex="16pt" style:font-style-complex="normal" style:font-weight-complex="bold"/>
    </style:style>
    <style:style style:name="P5" style:family="paragraph" style:parent-style-name="Heading_20_3">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style:text-underline-style="none"/>
    </style:style>
    <style:style style:name="T4" style:family="text">
      <style:text-properties fo:font-weight="normal" style:font-weight-asian="normal" style:font-weight-complex="normal"/>
    </style:style>
    <style:style style:name="T5" style:family="text">
      <style:text-properties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VC, Application View Controller, User Manual</text:p>
      <text:p text:style-name="P5"><text:bookmark text:name="what_is"/>Fabrizio Pollastri</text:p>
      <text:p text:style-name="P1"/>
      <text:p text:style-name="P1"/>
      <text:p text:style-name="P2">Rapporto Tecnico INRIM N. 70...<text:tab/><text:tab/><text:tab/><text:tab/><text:tab/><text:tab/><text:span text:style-name="T3">Dicembre</text:span> 2007</text:p>
      <text:p text:style-name="P1"/>
      <text:p text:style-name="P1"/>
      <text:p text:style-name="P2">Abstract</text:p>
      <text:p text:style-name="P3">AVC, the Application View Controller <text:s/>is a multiplatform, fully automatic, live connection among graphical interface widgets and application variables for the python language. AVC supports in a uniform way the most popular widget toolkits: GTK, Qt3, Qt4, Tk, wxWidgets. AVC is a normal python module that can be imported by any python application.</text:p>
      <text:p text:style-name="P3">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4">AVC</text:span> makes the programming of this data exchanges very easy.</text:p>
      <text:p text:style-name="P3"><text:span text:style-name="T4">AVC</text:span><text:span text:style-name="T5">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3"/>
      <text:p text:style-name="P3"><text:bookmark-start text:name="GTK examples"/><text:bookmark text:name="qt4"/><text:bookmark text:name="quick_start"/>A<text:bookmark-end text:name="GTK examples"/>VC, Application View Controller e' una connessione attiva, completamente automatica e multipiattaforma tra i widget di un'interfaccia grafica e le variabili di un'applicazione per il linguaggio python. AVC supporta in modo uniforme i widget dei toolkit piu' diffusi: GTK, Qt3, Qt4, Tk, wxWidgets. AVC e' un normale modulo python che puo' essere importato da qualsiasi applicazione python.</text:p>
      <text:p text:style-name="P3">Le interfacce grafiche sono un metodo comodo per inserire dati in un'applicazione software e per visualizzare i dati prodotti dall'applicazione stessa. La gestione dello scambio di dati tra i widget dell'interfaccia grafica e la variabili dell'applicazione e' un problema importante nella programmazione con le interfacce grafiche, esso assorbe una parte rilevante dello sforzo di programmazione. AVC rende molto facile la programmazione di questo scambio di dati.</text:p>
      <text:p text:style-name="P3">AVC e' una connessione completamente automatica e trasparente tra i valori visualizzati ed inseriti dai widget di una interfaccia grafica e le variabili di un applicazione che utilizza l'interfaccia grafica. La connessione e' bidirezionale. Se l'applicazione assegna un nuovo valore ad una variabile connessa, AVC copia il nuovo valore in tutti i widget connessi alla variabile. Se un nuovo valore e' inserito tramite un widget, AVC copia il nuovo valore in tutti gli altri widget connessi alla variabile, nella variabile stessa, e opzionalmente notifica il combiamento all'applicazione. Le connessioni sono autogenerate cercando le corrispondenze di nomi tra i nomi dei widget ed i nomi delle variabili.</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modern" style:font-pitch="fixed"/>
    <style:font-face style:name="Bitstream Vera Sans Mono1"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fo:language="it" fo:country="I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fo:background-color="transparent" style:shadow="none">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list-style-name="Numbering_20_1" style:class="text">
      <style:paragraph-properties style:shadow="none"/>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0.1965in" style:num-format="1" text:number-position="left" text:increment="5"/>
    <style:default-page-layout>
      <style:page-layout-properties style:writing-mode="lr-tb" style:layout-grid-square-mode="false"/>
    </style:default-page-layout>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text:page-count>1</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Fabrizio Pollastri</meta:initial-creator>
    <meta:creation-date>2007-07-10T23:25:23</meta:creation-date>
    <dc:creator>Fabrizio Pollastri</dc:creator>
    <dc:date>2007-12-17T12:00:20</dc:date>
    <meta:printed-by>Fabrizio Pollastri</meta:printed-by>
    <meta:print-date>2007-10-02T15:14:36</meta:print-date>
    <dc:language>en-US</dc:language>
    <meta:editing-cycles>60</meta:editing-cycles>
    <meta:editing-duration>P2DT14H6M9S</meta:editing-duration>
    <meta:user-defined meta:name="Info 1"/>
    <meta:user-defined meta:name="Info 2"/>
    <meta:user-defined meta:name="Info 3"/>
    <meta:user-defined meta:name="Info 4"/>
    <meta:document-statistic meta:table-count="0" meta:image-count="0" meta:object-count="0" meta:page-count="1" meta:paragraph-count="12" meta:word-count="468" meta:character-count="3073"/>
  </office:meta>
</office:document-meta>
</file>